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Courier, monospace"/>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4.656cm" fo:margin-left="1.238cm" fo:margin-top="0cm" fo:margin-bottom="0cm" table:align="left"/>
    </style:style>
    <style:style style:name="Table1.A" style:family="table-column">
      <style:table-column-properties style:column-width="2.93cm"/>
    </style:style>
    <style:style style:name="Table1.B" style:family="table-column">
      <style:table-column-properties style:column-width="2.932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P1" style:family="paragraph" style:parent-style-name="Standard">
      <style:paragraph-properties fo:margin-left="0cm" fo:margin-right="0cm" fo:margin-top="0cm" fo:margin-bottom="0cm" loext:contextual-spacing="false" fo:text-indent="0cm" style:auto-text-indent="false"/>
    </style:style>
    <style:style style:name="P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3" style:family="paragraph" style:parent-style-name="Standard">
      <style:paragraph-properties fo:margin-top="0cm" fo:margin-bottom="0cm" loext:contextual-spacing="false"/>
    </style:style>
    <style:style style:name="P4" style:family="paragraph" style:parent-style-name="Standard">
      <style:paragraph-properties fo:margin-top="0cm" fo:margin-bottom="0cm" loext:contextual-spacing="false" fo:line-height="100%" fo:orphans="0" fo:widows="0"/>
    </style:style>
    <style:style style:name="P5" style:family="paragraph" style:parent-style-name="Heading_20_1">
      <style:paragraph-properties fo:margin-top="0cm" fo:margin-bottom="0cm" loext:contextual-spacing="false"/>
    </style:style>
    <style:style style:name="P6" style:family="paragraph" style:parent-style-name="Heading_20_2">
      <style:paragraph-properties fo:margin-top="0cm" fo:margin-bottom="0cm" loext:contextual-spacing="false"/>
    </style:style>
    <style:style style:name="P7" style:family="paragraph" style:parent-style-name="Heading_20_3">
      <style:paragraph-properties fo:margin-top="0cm" fo:margin-bottom="0cm" loext:contextual-spacing="false"/>
    </style:style>
    <style:style style:name="P8" style:family="paragraph" style:parent-style-name="Subtitle">
      <style:paragraph-properties fo:margin-top="0cm" fo:margin-bottom="0cm" loext:contextual-spacing="false"/>
    </style:style>
    <style:style style:name="P9" style:family="paragraph" style:parent-style-name="Standard">
      <style:paragraph-properties fo:margin-left="1.27cm" fo:margin-right="0cm" fo:margin-top="0cm" fo:margin-bottom="0cm" loext:contextual-spacing="false" fo:text-indent="0cm" style:auto-text-indent="false"/>
    </style:style>
    <style:style style:name="P10" style:family="paragraph" style:parent-style-name="Standard" style:list-style-name="WWNum2">
      <style:paragraph-properties fo:margin-left="1.27cm" fo:margin-right="0cm" fo:text-indent="-0.635cm" style:auto-text-indent="false"/>
    </style:style>
    <style:style style:name="P11" style:family="paragraph" style:parent-style-name="Standard" style:list-style-name="WWNum5">
      <style:paragraph-properties fo:margin-left="1.27cm" fo:margin-right="0cm" fo:text-indent="-0.635cm" style:auto-text-indent="false"/>
    </style:style>
    <style:style style:name="P12" style:family="paragraph" style:parent-style-name="Standard" style:list-style-name="WWNum7">
      <style:paragraph-properties fo:margin-left="1.27cm" fo:margin-right="0cm" fo:text-indent="-0.635cm" style:auto-text-indent="false"/>
    </style:style>
    <style:style style:name="P13" style:family="paragraph" style:parent-style-name="Standard" style:list-style-name="WWNum3">
      <style:paragraph-properties fo:margin-left="1.27cm" fo:margin-right="0cm" fo:text-indent="-0.635cm" style:auto-text-indent="false"/>
    </style:style>
    <style:style style:name="P14" style:family="paragraph" style:parent-style-name="Standard" style:list-style-name="WWNum6">
      <style:paragraph-properties fo:margin-left="1.27cm" fo:margin-right="0cm" fo:text-indent="-0.635cm" style:auto-text-indent="false"/>
    </style:style>
    <style:style style:name="P15" style:family="paragraph" style:parent-style-name="Standard" style:list-style-name="WWNum1">
      <style:paragraph-properties fo:margin-left="1.27cm" fo:margin-right="0cm" fo:text-indent="-0.635cm" style:auto-text-indent="false"/>
    </style:style>
    <style:style style:name="P16" style:family="paragraph" style:parent-style-name="Standard" style:list-style-name="WWNum4">
      <style:paragraph-properties fo:margin-left="1.27cm" fo:margin-right="0cm" fo:text-indent="-0.635cm" style:auto-text-indent="false"/>
    </style:style>
    <style:style style:name="P17" style:family="paragraph" style:parent-style-name="Standard" style:list-style-name="WWNum2">
      <style:paragraph-properties fo:margin-left="2.54cm" fo:margin-right="0cm" fo:text-indent="-0.635cm" style:auto-text-indent="false"/>
    </style:style>
    <style:style style:name="P18" style:family="paragraph" style:parent-style-name="Standard" style:list-style-name="WWNum5">
      <style:paragraph-properties fo:margin-left="2.54cm" fo:margin-right="0cm" fo:text-indent="-0.635cm" style:auto-text-indent="false"/>
    </style:style>
    <style:style style:name="P19" style:family="paragraph" style:parent-style-name="Standard" style:list-style-name="WWNum6">
      <style:paragraph-properties fo:margin-left="2.54cm" fo:margin-right="0cm" fo:text-indent="-0.635cm" style:auto-text-indent="false"/>
    </style:style>
    <style:style style:name="P20" style:family="paragraph" style:parent-style-name="Standard" style:list-style-name="WWNum1">
      <style:paragraph-properties fo:margin-left="2.54cm" fo:margin-right="0cm" fo:text-indent="-0.635cm" style:auto-text-indent="false"/>
    </style:style>
    <style:style style:name="P21" style:family="paragraph" style:parent-style-name="Standard" style:list-style-name="WWNum2">
      <style:paragraph-properties fo:margin-left="3.81cm" fo:margin-right="0cm" fo:text-indent="-0.635cm" style:auto-text-indent="false"/>
    </style:style>
    <style:style style:name="P22" style:family="paragraph" style:parent-style-name="Standard" style:list-style-name="WWNum6">
      <style:paragraph-properties fo:margin-left="3.81cm" fo:margin-right="0cm" fo:text-indent="-0.635cm" style:auto-text-indent="false"/>
    </style:style>
    <style:style style:name="P23" style:family="paragraph" style:parent-style-name="Text_20_body">
      <style:text-properties style:font-name="Courier New" fo:font-size="14pt"/>
    </style:style>
    <style:style style:name="P24" style:family="paragraph" style:parent-style-name="Text_20_body" style:master-page-name="Standard">
      <style:paragraph-properties fo:margin-top="0cm" fo:margin-bottom="0cm" loext:contextual-spacing="false" style:page-number="1"/>
      <style:text-properties style:font-name="Courier New" fo:font-size="14pt"/>
    </style:style>
    <style:style style:name="P25" style:family="paragraph" style:parent-style-name="Title">
      <style:paragraph-properties fo:margin-top="0cm" fo:margin-bottom="0cm" loext:contextual-spac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On wiki2tei ... i have done a couple of transformations : it was fairly painful, though no more so than translating gutenberg xhtml. in both cases, you need to remember to run the HTML through something like tidy to make sure that it's in unicode, and that the empty tags get properly indicated. Also possibly to convert named character ewntities like &amp;nbsp; to their numeric equivalents. Then it's a matter of writing xslt to get rid of the (hugely redundant) tagging that wikisource puts in. Attached is the stylesheet I used to convert the wikisource text of an obscure victorian novel ...</text:p>
      <text:p text:style-name="P23"/>
      <text:p text:style-name="P23"/>
      <text:p text:style-name="P25"><text:bookmark text:name="_vhr1u724aupe"/>Annotating European Novels (1840-1920) for Distant Reading</text:p>
      <text:p text:style-name="P8"><text:bookmark text:name="_bbuwraicbhnp"/>A Critical Assessment of Tools</text:p>
      <text:p text:style-name="P8"><text:bookmark text:name="_191ad7e0auy0"/>Time table </text:p>
      <text:list xml:id="list1825677816693650341" text:style-name="WWNum2">
        <text:list-item>
          <text:p text:style-name="P10">Set up different repository (Lou; deadline: tomorrow)</text:p>
        </text:list-item>
        <text:list-item>
          <text:p text:style-name="P10">20+ novels in ELTeC level 0 (deadline: 15th November 2018):</text:p>
          <text:list>
            <text:list-item>
              <text:p text:style-name="P17">Certain / minimum:</text:p>
              <text:list>
                <text:list-item>
                  <text:p text:style-name="P21">English (Lou)</text:p>
                </text:list-item>
                <text:list-item>
                  <text:p text:style-name="P21">Hungarian (DONE)</text:p>
                </text:list-item>
                <text:list-item>
                  <text:p text:style-name="P21">Slovenian (Marco)</text:p>
                </text:list-item>
                <text:list-item>
                  <text:p text:style-name="P21">Italian (Fabio)</text:p>
                </text:list-item>
                <text:list-item>
                  <text:p text:style-name="P21">French (Serge + Christof)</text:p>
                </text:list-item>
                <text:list-item>
                  <text:p text:style-name="P21">German (Fotis)</text:p>
                </text:list-item>
                <text:list-item>
                  <text:p text:style-name="P21">Portuguese (Diana)</text:p>
                </text:list-item>
              </text:list>
            </text:list-item>
            <text:list-item>
              <text:p text:style-name="P17">Possible:</text:p>
              <text:list>
                <text:list-item>
                  <text:p text:style-name="P21">Spanish ()</text:p>
                </text:list-item>
                <text:list-item>
                  <text:p text:style-name="P21">Norwegian ()</text:p>
                </text:list-item>
              </text:list>
            </text:list-item>
          </text:list>
        </text:list-item>
      </text:list>
      <text:p text:style-name="P1"/>
      <text:list xml:id="list200942736602999" text:continue-numbering="true" text:style-name="WWNum2">
        <text:list-item>
          <text:p text:style-name="P10">Select sample (responsible: Lou; deadline: 22 November 2018):</text:p>
          <text:list>
            <text:list-item>
              <text:p text:style-name="P17"><text:bookmark-start text:name="__DdeLink__365_1293584273"/>5 random passages of 400 “tokens” from each text: 100 samples per language. Whitespace tokenizer: 2,000 whitespace-delimited tokens per text. </text:p>
              <text:list>
                <text:list-item>
                  <text:p text:style-name="P21">Tokens that don’t fit a entire sentence get trimmed manually.</text:p>
                </text:list-item>
                <text:list-item>
                  <text:p text:style-name="P21">Exclude headings, include poetry<text:bookmark-end text:name="__DdeLink__365_1293584273"/></text:p>
                </text:list-item>
              </text:list>
            </text:list-item>
            <text:list-item>
              <text:p text:style-name="P17">Make available</text:p>
            </text:list-item>
          </text:list>
        </text:list-item>
        <text:list-item>
          <text:p text:style-name="P10">Groups: apply (presumably) the best tool that they have and return the output (29 November 2018)</text:p>
        </text:list-item>
        <text:list-item>
          <text:p text:style-name="P10">Annotators correct the annotation (deadline: 11 january 2019)</text:p>
        </text:list-item>
        <text:list-item>
          <text:p text:style-name="P10">Corrections go back to the groups and they do their thing: perform comparison of tools (for each language); error analysis; suggestions for improvement and <text:soft-page-break/>finetuning; comparison to baseline figures for “normal”, contemporary text (9 March 2019). Write-up in Google Doc</text:p>
        </text:list-item>
        <text:list-item>
          <text:p text:style-name="P10">Write up (12 April 2019)</text:p>
        </text:list-item>
      </text:list>
      <text:p text:style-name="P3"/>
      <text:p text:style-name="P3"/>
      <text:p text:style-name="P7"><text:bookmark text:name="_1zbpv6tv912e"/>Potential venues [to be decided]</text:p>
      <text:p text:style-name="P3">Language Resources and Evaluation / LREC</text:p>
      <text:p text:style-name="P3">Latech / CLFL</text:p>
      <text:p text:style-name="P3">Journal of Quantitative Linguistics</text:p>
      <text:p text:style-name="P3">Journal of AI Research / AI Review</text:p>
      <text:p text:style-name="P3">Digital Scholarship in the Humanities</text:p>
      <text:p text:style-name="P3">New Springer journal on DH (International journal of Digital Humanities)</text:p>
      <text:p text:style-name="P3">DHQ</text:p>
      <text:p text:style-name="P3">Take account review time, and the literary orientation also</text:p>
      <text:p text:style-name="P5"><text:bookmark text:name="_fcbmmojpjrre"/>Introduction</text:p>
      <text:list xml:id="list255897474988600261" text:style-name="WWNum5">
        <text:list-item>
          <text:p text:style-name="P11">What is annotation (in the context of this paper)?</text:p>
        </text:list-item>
        <text:list-item>
          <text:p text:style-name="P11">Why do we need the annotations for distant reading? What is the added value with respect to raw text?</text:p>
        </text:list-item>
        <text:list-item>
          <text:p text:style-name="P11">Short description of the COST project (what is the European novel?)</text:p>
        </text:list-item>
        <text:list-item>
          <text:p text:style-name="P11">Which tools:</text:p>
          <text:list>
            <text:list-item>
              <text:p text:style-name="P18">Open-source</text:p>
            </text:list-item>
          </text:list>
        </text:list-item>
      </text:list>
      <text:p text:style-name="P3"/>
      <text:p text:style-name="P3">Languages (50 novels that can reach level-0 within the month):</text:p>
      <text:list xml:id="list2030064339096232077" text:style-name="WWNum7">
        <text:list-item>
          <text:p text:style-name="P12">English</text:p>
        </text:list-item>
        <text:list-item>
          <text:p text:style-name="P12">Hungarian</text:p>
        </text:list-item>
        <text:list-item>
          <text:p text:style-name="P12">Slovenian</text:p>
        </text:list-item>
        <text:list-item>
          <text:p text:style-name="P12">Italian</text:p>
        </text:list-item>
        <text:list-item>
          <text:p text:style-name="P12">French</text:p>
        </text:list-item>
        <text:list-item>
          <text:p text:style-name="P12">German</text:p>
        </text:list-item>
        <text:list-item>
          <text:p text:style-name="P12">(Spanish)</text:p>
        </text:list-item>
        <text:list-item>
          <text:p text:style-name="P12">(Portuguese)</text:p>
        </text:list-item>
        <text:list-item>
          <text:p text:style-name="P12">...</text:p>
        </text:list-item>
      </text:list>
      <text:p text:style-name="P3"/>
      <text:p text:style-name="P3">Evaluation data:</text:p>
      <text:list xml:id="list1236458837994894920" text:style-name="WWNum3">
        <text:list-item>
          <text:p text:style-name="P13">E.g. 10 random passages of 100 sentences, ca. 1000 words</text:p>
        </text:list-item>
      </text:list>
      <text:p text:style-name="P3"/>
      <text:p text:style-name="P6"><text:bookmark text:name="_r7q4vv4bonqe"/>Data</text:p>
      <text:list xml:id="list6642459533938743515" text:style-name="WWNum6">
        <text:list-item>
          <text:p text:style-name="P14">Discuss corpus (6 languages in first iteration of ELTeC corpus):</text:p>
          <text:list>
            <text:list-item>
              <text:p text:style-name="P19">Composition (Metadata)</text:p>
            </text:list-item>
            <text:list-item>
              <text:p text:style-name="P19">Source of texts (with justification)</text:p>
            </text:list-item>
            <text:list-item>
              <text:p text:style-name="P19">Mark-up</text:p>
            </text:list-item>
          </text:list>
        </text:list-item>
        <text:list-item>
          <text:p text:style-name="P14">Challenges of the data:</text:p>
          <text:list>
            <text:list-item>
              <text:p text:style-name="P19">Historic (variability in orthography, diachronic shifts in vocabulary)</text:p>
            </text:list-item>
            <text:list-item>
              <text:p text:style-name="P19">Multilinguality</text:p>
            </text:list-item>
            <text:list-item>
              <text:p text:style-name="P19">Corpus composition; cultural biases might be an issue; cf. selection criteria:</text:p>
              <text:list>
                <text:list-item>
                  <text:p text:style-name="P22">gender balance</text:p>
                </text:list-item>
                <text:list-item>
                  <text:p text:style-name="P22">language balance</text:p>
                </text:list-item>
                <text:list-item>
                  <text:p text:style-name="P22">diachronic balance</text:p>
                </text:list-item>
                <text:list-item>
                  <text:p text:style-name="P22">genre balance</text:p>
                </text:list-item>
                <text:list-item>
                  <text:p text:style-name="P22">representativeness and endurance</text:p>
                </text:list-item>
              </text:list>
            </text:list-item>
            <text:list-item>
              <text:p text:style-name="P19"><text:soft-page-break/>Lack of resources in general: data size, data quality (e.g. OCR), …</text:p>
            </text:list-item>
            <text:list-item>
              <text:p text:style-name="P19">Consistency (WHERE ARE THE PAGE BREAKS???)</text:p>
            </text:list-item>
          </text:list>
        </text:list-item>
        <text:list-item>
          <text:p text:style-name="P14">Methodological issue: how is the pre-existing mark-up maintained? Which elements/layers are preserved? </text:p>
        </text:list-item>
      </text:list>
      <text:p text:style-name="P3"/>
      <text:p text:style-name="P5"><text:bookmark text:name="_y3ypf9gldl85"/>Task: problem statement</text:p>
      <text:p text:style-name="P3">Apply off-the-shelf annotation tools to our materials</text:p>
      <text:p text:style-name="P3"/>
      <text:p text:style-name="P6"><text:bookmark text:name="_d1jllusdiv94"/>Subtasks</text:p>
      <text:list xml:id="list7783292477183019946" text:style-name="WWNum1">
        <text:list-item>
          <text:p text:style-name="P15">Cluster:</text:p>
          <text:list>
            <text:list-item>
              <text:p text:style-name="P20">Sentence splitting</text:p>
            </text:list-item>
            <text:list-item>
              <text:p text:style-name="P20">Tokenization</text:p>
            </text:list-item>
          </text:list>
        </text:list-item>
        <text:list-item>
          <text:p text:style-name="P15">Cluster:</text:p>
          <text:list>
            <text:list-item>
              <text:p text:style-name="P20">Part of Speech tagging (head tags) -&gt; Noun</text:p>
            </text:list-item>
            <text:list-item>
              <text:p text:style-name="P20">Morphological analysis -&gt; Case</text:p>
            </text:list-item>
            <text:list-item>
              <text:p text:style-name="P20">Lemmatisation (what about MWU?)</text:p>
            </text:list-item>
          </text:list>
        </text:list-item>
        <text:list-item>
          <text:p text:style-name="P15">(Named) entity recognition</text:p>
        </text:list-item>
        <text:list-item>
          <text:p text:style-name="P15">Direct speech detection</text:p>
        </text:list-item>
        <text:list-item>
          <text:p text:style-name="P15">Sentiment analysis</text:p>
        </text:list-item>
      </text:list>
      <text:p text:style-name="P3"/>
      <text:p text:style-name="P3"/>
      <table:table table:name="Table1" table:style-name="Table1">
        <table:table-column table:style-name="Table1.A"/>
        <table:table-column table:style-name="Table1.B" table:number-columns-repeated="4"/>
        <table:table-row table:style-name="Table1.1">
          <table:table-cell table:style-name="Table1.A1" office:value-type="string">
            <text:p text:style-name="P2">Language</text:p>
          </table:table-cell>
          <table:table-cell table:style-name="Table1.A1" office:value-type="string">
            <text:p text:style-name="P2">Sentence</text:p>
            <text:p text:style-name="P2">Tokenisation</text:p>
            <text:p text:style-name="P2">Direct Speech</text:p>
          </table:table-cell>
          <table:table-cell table:style-name="Table1.A1" office:value-type="string">
            <text:p text:style-name="P2">POS</text:p>
            <text:p text:style-name="P2">Morph</text:p>
            <text:p text:style-name="P2">Lemma</text:p>
          </table:table-cell>
          <table:table-cell table:style-name="Table1.A1" office:value-type="string">
            <text:p text:style-name="P2">Named Entity Recognition</text:p>
          </table:table-cell>
          <table:table-cell table:style-name="Table1.A1" office:value-type="string">
            <text:p text:style-name="P2">Sentiment Analysis</text:p>
          </table:table-cell>
        </table:table-row>
        <table:table-row table:style-name="Table1.1">
          <table:table-cell table:style-name="Table1.A1" office:value-type="string">
            <text:p text:style-name="P4">English (Lou)</text:p>
          </table:table-cell>
          <table:table-cell table:style-name="Table1.A1" office:value-type="string">
            <text:p text:style-name="P2">Mike</text:p>
          </table:table-cell>
          <table:table-cell table:style-name="Table1.A1" office:value-type="string">
            <text:p text:style-name="P2">Silvie</text:p>
          </table:table-cell>
          <table:table-cell table:style-name="Table1.A1" office:value-type="string">
            <text:p text:style-name="P2">Ranka</text:p>
          </table:table-cell>
          <table:table-cell table:style-name="Table1.A1" office:value-type="string">
            <text:p text:style-name="P2"/>
          </table:table-cell>
        </table:table-row>
        <table:table-row table:style-name="Table1.1">
          <table:table-cell table:style-name="Table1.A1" office:value-type="string">
            <text:p text:style-name="P2">Hungarian</text:p>
          </table:table-cell>
          <table:table-cell table:style-name="Table1.A1" office:value-type="string">
            <text:p text:style-name="P2">ELTE.DH</text:p>
          </table:table-cell>
          <table:table-cell table:style-name="Table1.A1" office:value-type="string">
            <text:p text:style-name="P4">ELTE.DH</text:p>
          </table:table-cell>
          <table:table-cell table:style-name="Table1.A1" office:value-type="string">
            <text:p text:style-name="P4">ELTE.DH</text:p>
          </table:table-cell>
          <table:table-cell table:style-name="Table1.A1" office:value-type="string">
            <text:p text:style-name="P4">ELTE.DH</text:p>
          </table:table-cell>
        </table:table-row>
        <table:table-row table:style-name="Table1.1">
          <table:table-cell table:style-name="Table1.A1" office:value-type="string">
            <text:p text:style-name="P2">Slovenian (Marco)</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Italian (Fabio)</text:p>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French (Serge + Christof)</text:p>
          </table:table-cell>
          <table:table-cell table:style-name="Table1.A1" office:value-type="string">
            <text:p text:style-name="P2">Serge</text:p>
          </table:table-cell>
          <table:table-cell table:style-name="Table1.A1" office:value-type="string">
            <text:p text:style-name="P2">Silvie, Ioana</text:p>
          </table:table-cell>
          <table:table-cell table:style-name="Table1.A1" office:value-type="string">
            <text:p text:style-name="P2">Ioana</text:p>
          </table:table-cell>
          <table:table-cell table:style-name="Table1.A1" office:value-type="string">
            <text:p text:style-name="P2"/>
          </table:table-cell>
        </table:table-row>
        <table:table-row table:style-name="Table1.1">
          <table:table-cell table:style-name="Table1.A1" office:value-type="string">
            <text:p text:style-name="P2">German (Fotis)</text:p>
          </table:table-cell>
          <table:table-cell table:style-name="Table1.A1" office:value-type="string">
            <text:p text:style-name="P2">Fotis</text:p>
          </table:table-cell>
          <table:table-cell table:style-name="Table1.A1" office:value-type="string">
            <text:p text:style-name="P2">Fotis, Silvie</text:p>
          </table:table-cell>
          <table:table-cell table:style-name="Table1.A1" office:value-type="string">
            <text:p text:style-name="P2">Fotis</text:p>
          </table:table-cell>
          <table:table-cell table:style-name="Table1.A1" office:value-type="string">
            <text:p text:style-name="P2"/>
          </table:table-cell>
        </table:table-row>
        <table:table-row table:style-name="Table1.1">
          <table:table-cell table:style-name="Table1.A1" office:value-type="string">
            <text:p text:style-name="P2">Portuguese (Diana)</text:p>
          </table:table-cell>
          <table:table-cell table:style-name="Table1.A1" office:value-type="string">
            <text:p text:style-name="P2">Diana</text:p>
          </table:table-cell>
          <table:table-cell table:style-name="Table1.A1" office:value-type="string">
            <text:p text:style-name="P2">Diana</text:p>
          </table:table-cell>
          <table:table-cell table:style-name="Table1.A1" office:value-type="string">
            <text:p text:style-name="P2">Diana</text:p>
          </table:table-cell>
          <table:table-cell table:style-name="Table1.A1" office:value-type="string">
            <text:p text:style-name="P2">Diana</text:p>
          </table:table-cell>
        </table:table-row>
      </table:table>
      <text:p text:style-name="P9"/>
      <text:p text:style-name="P6"><text:bookmark text:name="_ytpqz47xhfgl"/>For each task</text:p>
      <text:list xml:id="list100344475703543974" text:style-name="WWNum4">
        <text:list-item>
          <text:p text:style-name="P16">Task definition</text:p>
        </text:list-item>
        <text:list-item>
          <text:p text:style-name="P16">State of the art</text:p>
        </text:list-item>
        <text:list-item>
          <text:p text:style-name="P16">Suitable evaluation metrics</text:p>
        </text:list-item>
        <text:list-item>
          <text:p text:style-name="P16">Uniform labeling system</text:p>
        </text:list-item>
        <text:list-item>
          <text:p text:style-name="P16">Common tools</text:p>
        </text:list-item>
        <text:list-item>
          <text:p text:style-name="P16">Baseline results (for non-literary modern newspaper-like text)</text:p>
        </text:list-item>
        <text:list-item>
          <text:p text:style-name="P16">Annotation standard proposal for test data</text:p>
        </text:list-item>
        <text:list-item>
          <text:p text:style-name="P16">Performance off-the-self on 19c novel data</text:p>
        </text:list-item>
      </text:list>
      <text:p text:style-name="P3"><text:soft-page-break/></text:p>
      <text:p text:style-name="P3"/>
      <text:p text:style-name="P3"/>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Courier, monospace"/>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true"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1"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7"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8"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11-03T20:09:38.930224798</dc:date>
    <meta:editing-duration>PT4H13M30S</meta:editing-duration>
    <meta:editing-cycles>1</meta:editing-cycles>
    <meta:document-statistic meta:table-count="1" meta:image-count="0" meta:object-count="0" meta:page-count="4" meta:paragraph-count="125" meta:word-count="672" meta:character-count="4174" meta:non-whitespace-character-count="3695"/>
  </office:meta>
</office:document-meta>
</file>